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rsid="0022fcb7" officeooo:paragraph-rsid="0022fcb7" style:font-name-asian="Times New Roman1" style:font-size-asian="13.5pt" style:font-name-complex="Times New Roman1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officeooo:rsid="0022163b" officeooo:paragraph-rsid="0022163b" style:font-name-asian="Courier New2" style:font-size-asian="13.5pt" style:font-name-complex="Courier New2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rsid="0022fcb7" officeooo:paragraph-rsid="0022fcb7"/>
    </style:style>
    <style:style style:name="P10" style:family="paragraph" style:parent-style-name="Standard">
      <style:text-properties officeooo:rsid="0023dbf2" officeooo:paragraph-rsid="0023dbf2"/>
    </style:style>
    <style:style style:name="P11" style:family="paragraph" style:parent-style-name="Standard">
      <style:text-properties officeooo:rsid="002dc7d8" officeooo:paragraph-rsid="002dc7d8"/>
    </style:style>
    <style:style style:name="P12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13" style:family="paragraph" style:parent-style-name="Standard">
      <style:text-properties officeooo:rsid="0023dbf2" officeooo:paragraph-rsid="0023dbf2"/>
    </style:style>
    <style:style style:name="P14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0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1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3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7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8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163b" officeooo:paragraph-rsid="0022163b" style:font-name-asian="Times New Roman1" style:font-size-asian="13.5pt" style:font-name-complex="Times New Roman1" style:font-size-complex="13.5pt"/>
    </style:style>
    <style:style style:name="P39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163b" officeooo:paragraph-rsid="0022163b" style:font-name-asian="Times New Roman1" style:font-size-asian="13.5pt" style:font-name-complex="Times New Roman1" style:font-size-complex="13.5pt"/>
    </style:style>
    <style:style style:name="P40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163b" officeooo:paragraph-rsid="0022163b" style:font-name-asian="Times New Roman1" style:font-size-asian="13.5pt" style:font-name-complex="Times New Roman1" style:font-size-complex="13.5pt"/>
    </style:style>
    <style:style style:name="P4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163b" officeooo:paragraph-rsid="0022163b" style:font-name-asian="Times New Roman1" style:font-size-asian="13.5pt" style:font-name-complex="Times New Roman1" style:font-size-complex="13.5pt"/>
    </style:style>
    <style:style style:name="P4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163b" officeooo:paragraph-rsid="0022163b" style:font-name-asian="Times New Roman1" style:font-size-asian="13.5pt" style:font-name-complex="Times New Roman1" style:font-size-complex="13.5pt"/>
    </style:style>
    <style:style style:name="P43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163b" officeooo:paragraph-rsid="0022163b" style:font-name-asian="Times New Roman1" style:font-size-asian="13.5pt" style:font-name-complex="Times New Roman1" style:font-size-complex="13.5pt"/>
    </style:style>
    <style:style style:name="P44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2fcb7" officeooo:paragraph-rsid="0022fcb7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4" style:family="text">
      <style:text-properties officeooo:rsid="002dc7d8"/>
    </style:style>
    <style:style style:name="T5" style:family="text">
      <style:text-properties officeooo:rsid="002e13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jdgxs"/>Core Java: Part 1</text:p>
      <text:p text:style-name="P2">Which of the following are keywords in Java programming language</text:p>
      <text:list xml:id="list1215485756" text:style-name="WWNum6">
        <text:list-item>
          <text:p text:style-name="P14"><text:span text:style-name="T3">..</text:span><text:span text:style-name="T2">a) public</text:span></text:p>
        </text:list-item>
        <text:list-item>
          <text:p text:style-name="P22"><text:span text:style-name="T3">..</text:span><text:span text:style-name="T2">b) static</text:span></text:p>
        </text:list-item>
        <text:list-item>
          <text:p text:style-name="P22"><text:span text:style-name="T3">..</text:span><text:span text:style-name="T2">c) void</text:span></text:p>
        </text:list-item>
        <text:list-item>
          <text:p text:style-name="P22"><text:span text:style-name="T3">...</text:span><text:span text:style-name="T2">d) main</text:span></text:p>
        </text:list-item>
        <text:list-item>
          <text:p text:style-name="P30">e) scope</text:p>
          <text:p text:style-name="P38">Ans: a,b,c</text:p>
        </text:list-item>
      </text:list>
      <text:p text:style-name="P2">Consider the code</text:p>
      <text:p text:style-name="P5">private static void printTotal(int i, int j) {</text:p>
      <text:p text:style-name="P5">int sum = i + j;</text:p>
      <text:p text:style-name="P5">System.out.println("This program performs addition " +</text:p>
      <text:p text:style-name="P5">"using two numbers supplied.");</text:p>
      <text:p text:style-name="P5">System.out.println("The two numbers and the sum: " +</text:p>
      <text:p text:style-name="P5">i + " + " + j + " = " + sum);</text:p>
      <text:p text:style-name="P5">}</text:p>
      <text:p text:style-name="P3">In the above code which of the following define local variables:</text:p>
      <text:list xml:id="list6061098" text:style-name="WWNum7">
        <text:list-item>
          <text:p text:style-name="P15">a) i, j only.</text:p>
        </text:list-item>
        <text:list-item>
          <text:p text:style-name="P23">b) sum only.</text:p>
        </text:list-item>
        <text:list-item>
          <text:p text:style-name="P23">c) i, j and sum.</text:p>
        </text:list-item>
        <text:list-item>
          <text:p text:style-name="P31">d) There are no local variables.</text:p>
          <text:p text:style-name="P39">Ans:c</text:p>
        </text:list-item>
      </text:list>
      <text:p text:style-name="P2">Which of the following are correct regarding Java variables</text:p>
      <text:list xml:id="list3679343042" text:style-name="WWNum8">
        <text:list-item>
          <text:p text:style-name="P16">a) The default value for boolean variable is: true.</text:p>
        </text:list-item>
        <text:list-item>
          <text:p text:style-name="P24">b) A literal and a variable are the same.</text:p>
        </text:list-item>
        <text:list-item>
          <text:p text:style-name="P24">c) This is a valid variable declaration: int _52 = 52;</text:p>
        </text:list-item>
        <text:list-item>
          <text:p text:style-name="P32">d) This is a valid instance variable declaration: int i, j = 10;</text:p>
          <text:p text:style-name="P40">Ans: c,d</text:p>
        </text:list-item>
      </text:list>
      <text:p text:style-name="P2">Consider the code:</text:p>
      <text:p text:style-name="P5">// This program prints text and an integer number.</text:p>
      <text:p text:style-name="P5">public class YearPrinter {</text:p>
      <text:p text:style-name="P5">public static void main(String [] args) {</text:p>
      <text:p text:style-name="P5"><text:soft-page-break/>int year= 2013;</text:p>
      <text:p text:style-name="P5">System.out.println("This year is: " + year);</text:p>
      <text:p text:style-name="P5">}</text:p>
      <text:p text:style-name="P5">}</text:p>
      <text:p text:style-name="P3">Which of the following are correct of the above code:</text:p>
      <text:list xml:id="list3249383361" text:style-name="WWNum1">
        <text:list-item>
          <text:p text:style-name="P17">a) “year” is a numeric variable.</text:p>
        </text:list-item>
        <text:list-item>
          <text:p text:style-name="P25">b) ‘System.out.println(“This year is: ” + year);’ is a statement.</text:p>
        </text:list-item>
        <text:list-item>
          <text:p text:style-name="P25">c) “YearPrinter” is the name of a class.</text:p>
        </text:list-item>
        <text:list-item>
          <text:p text:style-name="P25">d) “main” is the name of a method.</text:p>
        </text:list-item>
        <text:list-item>
          <text:p text:style-name="P33">e) “//” is used to write a comment within a class.</text:p>
        </text:list-item>
        <text:list-item>
          <text:p text:style-name="P41">Ans: All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3">a.</text:p>
      <text:p text:style-name="P5">public int calculate(int a, int b) {</text:p>
      <text:p text:style-name="P5">int c = a + b;</text:p>
      <text:p text:style-name="P5">System.out.println("a+b = " + c);</text:p>
      <text:p text:style-name="P5">return c;</text:p>
      <text:p text:style-name="P5">}</text:p>
      <text:p text:style-name="P3">b.</text:p>
      <text:p text:style-name="P5">String a = "Java";</text:p>
      <text:p text:style-name="P5">String b = "programming";</text:p>
      <text:p text:style-name="P5">String c = "Java programming";</text:p>
      <text:p text:style-name="P5">if (c.equals(a + b)) {</text:p>
      <text:p text:style-name="P5">System.out.println("Java programming"); // prints Java programming</text:p>
      <text:p text:style-name="P5">}</text:p>
      <text:p text:style-name="P3">c.</text:p>
      <text:p text:style-name="P5">{</text:p>
      <text:p text:style-name="P5">Object object = null;</text:p>
      <text:p text:style-name="P5">}</text:p>
      <text:p text:style-name="P3">d.</text:p>
      <text:p text:style-name="P5">Integer i = null;</text:p>
      <text:p text:style-name="P5">try {</text:p>
      <text:p text:style-name="P5">i = new Integer("56");</text:p>
      <text:p text:style-name="P5">}</text:p>
      <text:p text:style-name="P5"><text:soft-page-break/>catch(NumberFormatException nfe) {</text:p>
      <text:p text:style-name="P5">nfe.printStackTrace();</text:p>
      <text:p text:style-name="P5">}</text:p>
      <text:p text:style-name="P6">Ans: All</text:p>
      <text:p text:style-name="P6"/>
      <text:p text:style-name="P2">To create a Java application which of the following are required</text:p>
      <text:list xml:id="list2115017343" text:style-name="WWNum2">
        <text:list-item>
          <text:p text:style-name="P18">a) A source code file.</text:p>
        </text:list-item>
        <text:list-item>
          <text:p text:style-name="P26">b) Java programming language compiler.</text:p>
        </text:list-item>
        <text:list-item>
          <text:p text:style-name="P26">c) A text editor or an IDE.</text:p>
        </text:list-item>
        <text:list-item>
          <text:p text:style-name="P34">d) The Java application launcher.</text:p>
          <text:p text:style-name="P42">Ans: All</text:p>
        </text:list-item>
      </text:list>
      <text:p text:style-name="P2">Consider the code</text:p>
      <text:p text:style-name="P5">public class YearPrinter {</text:p>
      <text:p text:style-name="P5">public static void main(String [] args) {</text:p>
      <text:p text:style-name="P5">new YearPrinter().printIt();</text:p>
      <text:p text:style-name="P5">}</text:p>
      <text:p text:style-name="P5">private void printIt() {</text:p>
      <text:p text:style-name="P5">int year= 2013;</text:p>
      <text:p text:style-name="P5">System.out.println("This year is: " + year);</text:p>
      <text:p text:style-name="P5">}</text:p>
      <text:p text:style-name="P5"/>
      <text:p text:style-name="P5">}</text:p>
      <text:p text:style-name="P3">Which one of the following is correct after the above is compiled and run:</text:p>
      <text:list xml:id="list2002632595" text:style-name="WWNum3">
        <text:list-item>
          <text:p text:style-name="P19">a) There is a compile time error.</text:p>
        </text:list-item>
        <text:list-item>
          <text:p text:style-name="P27">b) The program prints “The year is: 2013”.</text:p>
        </text:list-item>
        <text:list-item>
          <text:p text:style-name="P35">c) There is a runtime error.</text:p>
          <text:p text:style-name="P43">Ans: b</text:p>
        </text:list-item>
      </text:list>
      <text:p text:style-name="P2">Consider the code</text:p>
      <text:p text:style-name="P5">package mypackage;</text:p>
      <text:p text:style-name="P5"/>
      <text:p text:style-name="P5">public class ClassA {</text:p>
      <text:p text:style-name="P5">public static void main(String [] args) {</text:p>
      <text:p text:style-name="P5">new ClassA().doThis();</text:p>
      <text:p text:style-name="P5">}</text:p>
      <text:p text:style-name="P5">public void doThis() {</text:p>
      <text:p text:style-name="P5">System.out.println("Running the ClassA class.");</text:p>
      <text:p text:style-name="P5"><text:soft-page-break/>}</text:p>
      <text:p text:style-name="P5">}</text:p>
      <text:p text:style-name="P3">Assume that the ClassA.java is in the current directory. And, all the Java commands are run from the current directory. Which of the following are correct:</text:p>
      <text:p text:style-name="P7"/>
      <text:list xml:id="list1331857877" text:style-name="WWNum4">
        <text:list-item>
          <text:p text:style-name="P20">a) The command “javac -d . ClassA.java” at command prompt creates a directory called mypackage, and ClassA.class file within that directory.</text:p>
        </text:list-item>
        <text:list-item>
          <text:p text:style-name="P28">b) The above class can be run at the command prompt using the command “java mypackage.ClassA”.</text:p>
        </text:list-item>
        <text:list-item>
          <text:p text:style-name="P28">c) The above class can be run at the command prompt using the command “java ClassA”.</text:p>
        </text:list-item>
        <text:list-item>
          <text:p text:style-name="P36">d) The above class can be run at the command prompt using the command “java ClassA.class”.</text:p>
          <text:p text:style-name="P44">Ans: a,b</text:p>
        </text:list-item>
      </text:list>
      <text:p text:style-name="P2">The package and import statements must be specified before a class definition within a class file</text:p>
      <text:p text:style-name="P3">True or false:</text:p>
      <text:p text:style-name="P4">Ans:True</text:p>
      <text:p text:style-name="P2">Consider the following two Java classes</text:p>
      <text:p text:style-name="P5">ProgramA.java:</text:p>
      <text:p text:style-name="P5"/>
      <text:p text:style-name="P5">import java.util.ArrayList;</text:p>
      <text:p text:style-name="P5">public class ProgramA {</text:p>
      <text:p text:style-name="P5"/>
      <text:p text:style-name="P5">public static void main (String [] rrr) {</text:p>
      <text:p text:style-name="P5">ArrayList&lt;String&gt; list1 = new ArrayList&lt;String&gt;();</text:p>
      <text:p text:style-name="P5">list1.add("element 1");</text:p>
      <text:p text:style-name="P5">System.out.println("An element is added to the array list.");</text:p>
      <text:p text:style-name="P5">}</text:p>
      <text:p text:style-name="P5">}</text:p>
      <text:p text:style-name="P5"/>
      <text:p text:style-name="P5">ProgramB.java:</text:p>
      <text:p text:style-name="P5"/>
      <text:p text:style-name="P5">public class ProgramB {</text:p>
      <text:p text:style-name="P5"/>
      <text:p text:style-name="P5"><text:soft-page-break/>public static void main (String [] args) {</text:p>
      <text:p text:style-name="P5">java.util.ArrayList&lt;String&gt; list = new java.util.ArrayList&lt;String&gt;();</text:p>
      <text:p text:style-name="P5">list.add("element 1");</text:p>
      <text:p text:style-name="P5">System.out.println("An element is added to the array list.");</text:p>
      <text:p text:style-name="P5">}</text:p>
      <text:p text:style-name="P5">}</text:p>
      <text:p text:style-name="P3">Which of the following are correct of the above two classes:</text:p>
      <text:list xml:id="list965069625" text:style-name="WWNum5">
        <text:list-item>
          <text:p text:style-name="P21">a) Both ProgramA and ProgramB compile, run and print “An element is added to the arraylist .”.</text:p>
        </text:list-item>
        <text:list-item>
          <text:p text:style-name="P29">b) Only ProgramA compiles, runs and prints “An element is added to the arraylist .”.</text:p>
        </text:list-item>
        <text:list-item>
          <text:p text:style-name="P29">c) Only ProgramB compiles, runs and print “An element is added to the arraylist .”.</text:p>
        </text:list-item>
        <text:list-item>
          <text:p text:style-name="P37">d) Both ProgramA and ProgramB fail to compile and run.</text:p>
        </text:list-item>
      </text:list>
      <text:p text:style-name="P9"><text:tab/>Ans: a</text:p>
      <text:p text:style-name="Standard"/>
      <text:p text:style-name="Standard"/>
      <text:p text:style-name="P8">Which of the following is not introduced with Java 8?</text:p>
      <text:p text:style-name="Standard">a) Stream API</text:p>
      <text:p text:style-name="Standard">b) Serialization</text:p>
      <text:p text:style-name="Standard">c) Spliterator</text:p>
      <text:p text:style-name="Standard">d) Lambda Expression</text:p>
      <text:p text:style-name="P9">Ans: b</text:p>
      <text:p text:style-name="Standard"/>
      <text:p text:style-name="P8">What is the purpose of BooleanSupplier function interface?</text:p>
      <text:p text:style-name="Standard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P10">Ans: a</text:p>
      <text:p text:style-name="P8">What is the return type of lambda expression?</text:p>
      <text:p text:style-name="Standard">a) String</text:p>
      <text:p text:style-name="Standard">b) Object</text:p>
      <text:p text:style-name="Standard"><text:soft-page-break/>c) void</text:p>
      <text:p text:style-name="Standard">d) Function</text:p>
      <text:p text:style-name="P10">Ans: d</text:p>
      <text:p text:style-name="P10"/>
      <text:p text:style-name="P8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StringList.forEach()</text:p>
      <text:p text:style-name="Standard">d) List.for()</text:p>
      <text:p text:style-name="P10">Ans: c</text:p>
      <text:p text:style-name="P8">What are the two types of Streams offered by java 8?</text:p>
      <text:p text:style-name="Standard">a) sequential and parallel</text:p>
      <text:p text:style-name="Standard">b) sequential and random</text:p>
      <text:p text:style-name="Standard">c) parallel and random</text:p>
      <text:p text:style-name="Standard">d) random and synchronized</text:p>
      <text:p text:style-name="P10">Ans: a</text:p>
      <text:p text:style-name="P8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Standard">d) workThreadPool</text:p>
      <text:p text:style-name="P10">Ans: <text:span text:style-name="T4">b</text:span></text:p>
      <text:p text:style-name="P8">What does Files.lines(Path path) do?</text:p>
      <text:p text:style-name="Standard">a) It reads all the files at the path specified as a String</text:p>
      <text:p text:style-name="Standard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P11">Ans: b</text:p>
      <text:p text:style-name="P8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<text:soft-page-break/>c) Optional is used to represent null with absent value</text:p>
      <text:p text:style-name="Standard">d) Optional means it’s not mandatory for method to return object</text:p>
      <text:p text:style-name="P11">Ans: c</text:p>
      <text:p text:style-name="P8"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Standard">d) Narcissus</text:p>
      <text:p text:style-name="P11">Ans: a</text:p>
      <text:p text:style-name="P8">What does SAM stand for in the context of Functional Interface?</text:p>
      <text:p text:style-name="Standard">a) Single Ambivalue Method</text:p>
      <text:p text:style-name="Standard">b) Single Abstract Method</text:p>
      <text:p text:style-name="Standard">c) Simple Active Markup</text:p>
      <text:p text:style-name="Standard">d) Simple Abstract Markup</text:p>
      <text:p text:style-name="P11">Ans: <text:span text:style-name="T5">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10:00:49.525725040</dc:date>
    <meta:editing-duration>PT8M32S</meta:editing-duration>
    <meta:editing-cycles>4</meta:editing-cycles>
    <meta:document-statistic meta:table-count="0" meta:image-count="0" meta:object-count="0" meta:page-count="7" meta:paragraph-count="194" meta:word-count="1079" meta:character-count="5894" meta:non-whitespace-character-count="5048"/>
  </office:meta>
</office:document-meta>
</file>